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8cm" fo:min-width="3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3.31cm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.905cm" svg:x="2.57cm" svg:y="7.35cm">
          <text:p text:style-name="P1">NN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5.08cm" svg:x="2.57cm" svg:y="11.1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ZKFC1 JV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27cm" svg:x="3.205cm" svg:y="11.795cm">
          <text:p text:style-name="P1">Health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27cm" svg:x="3.205cm" svg:y="13.67cm">
          <text:p text:style-name="P1">ActiveStandbyElec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7.65cm" svg:y="18.115cm">
          <text:p text:style-name="P1">ZooKeep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285cm" svg:y1="14.94cm" svg:x2="9.555cm" svg:y2="18.115cm">
          <text:p/>
        </draw:line>
        <draw:frame draw:style-name="gr4" draw:text-style-name="P3" draw:layer="layout" svg:width="3.81cm" svg:height="1.988cm" svg:x="9.42cm" svg:y="16.21cm">
          <draw:text-box>
            <text:p text:style-name="P3"><text:span text:style-name="T1">Monitors and tries to take active lock</text:span></text:p>
          </draw:text-box>
        </draw:frame>
        <draw:line draw:style-name="gr3" draw:text-style-name="P2" draw:layer="layout" svg:x1="5.11cm" svg:y1="11.795cm" svg:x2="5.11cm" svg:y2="9.255cm">
          <text:p/>
        </draw:line>
        <draw:frame draw:style-name="gr5" draw:text-style-name="P3" draw:layer="layout" svg:width="4.445cm" svg:height="1.905cm" svg:x="1.205cm" svg:y="9.755cm">
          <draw:text-box>
            <text:p text:style-name="P3"><text:span text:style-name="T1">Monitors NN liveness and health</text:span></text:p>
          </draw:text-box>
        </draw:frame>
        <draw:custom-shape draw:style-name="gr1" draw:text-style-name="P1" draw:layer="layout" svg:width="5.715cm" svg:height="1.905cm" svg:x="12.73cm" svg:y="7.35cm">
          <text:p text:style-name="P1">NN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5cm" svg:height="5.08cm" svg:x="12.295cm" svg:y="11.1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ZKFC2 JV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27cm" svg:x="12.93cm" svg:y="11.795cm">
          <text:p text:style-name="P1">Health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27cm" svg:x="12.93cm" svg:y="13.67cm">
          <text:p text:style-name="P1">ActiveStandbyElecto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365cm" svg:y1="14.97cm" svg:x2="12.095cm" svg:y2="18.115cm">
          <text:p/>
        </draw:line>
        <draw:line draw:style-name="gr3" draw:text-style-name="P2" draw:layer="layout" svg:x1="15.27cm" svg:y1="11.795cm" svg:x2="15.27cm" svg:y2="9.255cm">
          <text:p/>
        </draw:line>
        <draw:line draw:style-name="gr3" draw:text-style-name="P2" draw:layer="layout" svg:x1="6.615cm" svg:y1="11.16cm" svg:x2="6.615cm" svg:y2="9.255cm">
          <text:p/>
        </draw:line>
        <draw:frame draw:style-name="gr5" draw:text-style-name="P3" draw:layer="layout" svg:width="2.54cm" svg:height="1.905cm" svg:x="6.415cm" svg:y="9.555cm">
          <draw:text-box>
            <text:p text:style-name="P3"><text:span text:style-name="T1">Manages HA state</text:span></text:p>
            <text:p text:style-name="P3"><text:span text:style-name="T1"/></text:p>
          </draw:text-box>
        </draw:frame>
        <draw:line draw:style-name="gr3" draw:text-style-name="P2" draw:layer="layout" svg:x1="17.81cm" svg:y1="11.16cm" svg:x2="17.81cm" svg:y2="9.255cm">
          <text:p/>
        </draw:line>
        <draw:line draw:style-name="gr6" draw:text-style-name="P2" draw:layer="layout" svg:x1="8.92cm" svg:y1="11.16cm" svg:x2="12.73cm" svg:y2="9.255cm">
          <text:p/>
        </draw:line>
        <draw:frame draw:style-name="gr5" draw:text-style-name="P3" draw:layer="layout" svg:width="2.54cm" svg:height="2.621cm" svg:x="9.555cm" svg:y="7.82cm">
          <draw:text-box>
            <text:p text:style-name="P3"><text:span text:style-name="T1">Fences other NN when needed</text:span></text:p>
            <text:p text:style-name="P3"><text:span text:style-name="T1"/></text:p>
          </draw:text-box>
        </draw:frame>
        <draw:line draw:style-name="gr6" draw:text-style-name="P2" draw:layer="layout" svg:x1="12.73cm" svg:y1="11.16cm" svg:x2="8.285cm" svg:y2="9.255cm">
          <text:p/>
        </draw:line>
        <draw:custom-shape draw:style-name="gr7" draw:text-style-name="P2" draw:layer="layout" svg:width="8.255cm" svg:height="10.795cm" svg:x="1.4cm" svg:y="6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255cm" svg:height="10.795cm" svg:x="11.795cm" svg:y="6.7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dd Lipcon</meta:initial-creator>
    <meta:creation-date>2012-03-25T23:22:58</meta:creation-date>
    <dc:date>2012-03-25T23:57:46</dc:date>
    <dc:creator>Todd Lipcon</dc:creator>
    <meta:editing-duration>PT00H34M48S</meta:editing-duration>
    <meta:editing-cycles>4</meta:editing-cycles>
    <meta:generator>OpenOffice.org/3.2$Unix OpenOffice.org_project/320m19$Build-9505</meta:generator>
    <meta:document-statistic meta:object-count="23"/>
  </office:meta>
</office:document-meta>
</file>